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18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8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a xlink:href="mailto:yaman.alsaady@proton.me" xlink:type="simple">yaman.alsaady@proton.me</text:a></text:p>
          </table:table-cell>
          <table:table-cell table:style-name="ce1" office:value-type="string" calcext:value-type="string">
            <text:p><text:a xlink:href="mailto:oliverlucaschmidt@gmail.com" xlink:type="simple">Oliver Schmidt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a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95" calcext:value-type="float">
            <text:p>39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L</text:p>
          </table:table-cell>
          <table:table-cell table:style-name="ce11" office:value-type="float" office:value="450" calcext:value-type="float">
            <text:p>450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120" calcext:value-type="float">
            <text:p>-120</text:p>
          </table:table-cell>
          <table:table-cell office:value-type="float" office:value="-110" calcext:value-type="float">
            <text:p>-1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93" calcext:value-type="float">
            <text:p>39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L</text:p>
          </table:table-cell>
          <table:table-cell table:style-name="ce11" office:value-type="float" office:value="300" calcext:value-type="float">
            <text:p>300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35" calcext:value-type="float">
            <text:p>13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91" calcext:value-type="float">
            <text:p>39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L</text:p>
          </table:table-cell>
          <table:table-cell table:style-name="ce3" office:value-type="float" office:value="450" calcext:value-type="float">
            <text:p>450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20"/>
          <table:table-cell table:style-name="ce25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85" calcext:value-type="float">
            <text:p>38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80" calcext:value-type="float">
            <text:p>-180</text:p>
          </table:table-cell>
          <table:table-cell table:style-name="ce29" office:value-type="string" calcext:value-type="string">
            <text:p>I_1L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81" calcext:value-type="float">
            <text:p>381</text:p>
          </table:table-cell>
          <table:table-cell table:style-name="ce12" office:value-type="string" calcext:value-type="string">
            <text:p>φ_23</text:p>
          </table:table-cell>
          <table:table-cell table:style-name="ce23" office:value-type="float" office:value="60" calcext:value-type="float">
            <text:p>60</text:p>
          </table:table-cell>
          <table:table-cell table:style-name="ce29" office:value-type="string" calcext:value-type="string">
            <text:p>I_2L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81" calcext:value-type="float">
            <text:p>381</text:p>
          </table:table-cell>
          <table:table-cell table:style-name="ce12" office:value-type="string" calcext:value-type="string">
            <text:p>φ_31</text:p>
          </table:table-cell>
          <table:table-cell table:style-name="ce26" office:value-type="float" office:value="-60" calcext:value-type="float">
            <text:p>-60</text:p>
          </table:table-cell>
          <table:table-cell table:style-name="ce30" office:value-type="string" calcext:value-type="string">
            <text:p>I_3L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b</text:p>
          </table:table-cell>
          <table:table-cell table:number-columns-repeated="1023"/>
        </table:table-row>
        <table:table-row table:style-name="ro4">
          <table:table-cell table:style-name="ce8"/>
          <table:table-cell table:style-name="ce14" office:value-type="string" calcext:value-type="string">
            <text:p>Mes. Wert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I_N</text:p>
          </table:table-cell>
          <table:table-cell table:style-name="ce15" office:value-type="string" calcext:value-type="string">
            <text:p>Y7,2</text:p>
          </table:table-cell>
          <table:table-cell table:style-name="ce11" office:value-type="string" calcext:value-type="string">
            <text:p>D12,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c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12.5" calcext:value-type="float">
            <text:p>12,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52" calcext:value-type="float">
            <text:p>-52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1" calcext:value-type="float">
            <text:p>-121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75" calcext:value-type="float">
            <text:p>-17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12.4" calcext:value-type="float">
            <text:p>12,4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1" calcext:value-type="float">
            <text:p>121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style-name="ce29" office:value-type="string" calcext:value-type="string">
            <text:p>I_1K</text:p>
          </table:table-cell>
          <table:table-cell table:style-name="ce31" office:value-type="float" office:value="7.4" calcext:value-type="float">
            <text:p>7,4</text:p>
          </table:table-cell>
          <table:table-cell table:style-name="ce32" office:value-type="string" calcext:value-type="string">
            <text:p>φ_2</text:p>
          </table:table-cell>
          <table:table-cell table:style-name="ce33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style-name="ce29" office:value-type="string" calcext:value-type="string">
            <text:p>I_2K</text:p>
          </table:table-cell>
          <table:table-cell table:style-name="ce11" office:value-type="float" office:value="7.5" calcext:value-type="float">
            <text:p>7,5</text:p>
          </table:table-cell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2"/>
          <table:table-cell table:style-name="ce34" table:formula="of:=370*7" office:value-type="float" office:value="2590" calcext:value-type="float">
            <text:p>259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3.2.a</text:p>
          </table:table-cell>
          <table:table-cell table:style-name="ce18" office:value-type="string" calcext:value-type="string">
            <text:p>Schaltgruppe Yy0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1" office:value-type="string" calcext:value-type="string">
            <text:p>Dürfen Sie diese Last mit dem Transformator betreiben? Begründen Sie! 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Antwort:</text:p>
          </table:table-cell>
          <table:table-cell table:style-name="ce11" office:value-type="string" calcext:value-type="string">
            <text:p>I_N Trafo ist kleiner als der von der Last, somit ist darf die Last an den Trafo <text:s/>angeschlossen werdeen. Der Trafo wird im maxbetrieb laufen, da die Last den max Strom bezieht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3.2.b</text:p>
          </table:table-cell>
          <table:table-cell table:style-name="ce18" office:value-type="string" calcext:value-type="string">
            <text:p>Schaltgruppe Yy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68" table:number-columns-repeated="2"/>
          <table:table-cell table:style-name="ce73" office:value-type="string" calcext:value-type="string">
            <text:p>φ_delta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Q</text:p>
          </table:table-cell>
          <table:table-cell table:style-name="ce73" office:value-type="string" calcext:value-type="string">
            <text:p>λ</text:p>
          </table:table-cell>
          <table:table-cell table:style-name="ce68"/>
          <table:table-cell table:style-name="ce73" office:value-type="string" calcext:value-type="string">
            <text:p>Wirkungsgrade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78" calcext:value-type="float">
            <text:p>378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40]*PI())/180" office:value-type="float" office:value="1.13446401379631" calcext:value-type="float">
            <text:p>1,13</text:p>
          </table:table-cell>
          <table:table-cell table:style-name="ce69" table:formula="of:=SQRT(3)*[.B40]*[.F40]" office:value-type="float" office:value="4583.00643682725" calcext:value-type="float">
            <text:p>4583,01</text:p>
          </table:table-cell>
          <table:table-cell table:style-name="ce69" office:value-type="float" office:value="1936.862" calcext:value-type="float">
            <text:p>1936,86</text:p>
          </table:table-cell>
          <table:table-cell table:style-name="ce69" office:value-type="float" office:value="4153.614" calcext:value-type="float">
            <text:p>4153,61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583.006" calcext:value-type="float">
            <text:p>4583,01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71" calcext:value-type="float">
            <text:p>37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3" calcext:value-type="float">
            <text:p>-123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2" calcext:value-type="float">
            <text:p>172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41]*PI())/180" office:value-type="float" office:value="1.13446401379631" calcext:value-type="float">
            <text:p>1,13</text:p>
          </table:table-cell>
          <table:table-cell table:style-name="ce69" table:formula="of:=SQRT(3)*[.B41]*[.F41]" office:value-type="float" office:value="4498.13594725637" calcext:value-type="float">
            <text:p>4498,14</text:p>
          </table:table-cell>
          <table:table-cell table:style-name="ce69" office:value-type="float" office:value="1900.994" calcext:value-type="float">
            <text:p>1900,99</text:p>
          </table:table-cell>
          <table:table-cell table:style-name="ce69" office:value-type="float" office:value="4076.696" calcext:value-type="float">
            <text:p>4076,70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498.136" calcext:value-type="float">
            <text:p>4498,14</text:p>
          </table:table-cell>
          <table:table-cell table:style-name="ce73" office:value-type="float" office:value="6.9" calcext:value-type="float">
            <text:p>6,9</text:p>
          </table:table-cell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72" calcext:value-type="float">
            <text:p>37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3" calcext:value-type="float">
            <text:p>53</text:p>
          </table:table-cell>
          <table:table-cell table:style-name="ce69" office:value-type="float" office:value="67" calcext:value-type="float">
            <text:p>67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42]*PI())/180" office:value-type="float" office:value="1.1693705988362" calcext:value-type="float">
            <text:p>1,17</text:p>
          </table:table-cell>
          <table:table-cell table:style-name="ce69" table:formula="of:=SQRT(3)*[.B42]*[.F42]" office:value-type="float" office:value="4510.26030290936" calcext:value-type="float">
            <text:p>4510,26</text:p>
          </table:table-cell>
          <table:table-cell table:style-name="ce69" office:value-type="float" office:value="1762.299" calcext:value-type="float">
            <text:p>1762,30</text:p>
          </table:table-cell>
          <table:table-cell table:style-name="ce69" office:value-type="float" office:value="4151.716" calcext:value-type="float">
            <text:p>4151,72</text:p>
          </table:table-cell>
          <table:table-cell table:style-name="ce69" office:value-type="float" office:value="0.391" calcext:value-type="float">
            <text:p>0,39</text:p>
          </table:table-cell>
          <table:table-cell table:style-name="ce70"/>
          <table:table-cell table:style-name="ce69" office:value-type="float" office:value="4510.26" calcext:value-type="float">
            <text:p>4510,26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6"/>
          <table:table-cell table:style-name="ce3"/>
          <table:table-cell table:style-name="ce19"/>
          <table:table-cell table:style-name="ce15"/>
          <table:table-cell table:style-name="ce30"/>
          <table:table-cell table:style-name="ce3"/>
          <table:table-cell table:style-name="ce19"/>
          <table:table-cell table:style-name="ce15"/>
          <table:table-cell table:style-name="ce69"/>
          <table:table-cell table:style-name="ce71"/>
          <table:table-cell table:style-name="ce69" table:number-columns-repeated="5"/>
          <table:table-cell table:style-name="ce70"/>
          <table:table-cell table:style-name="ce69"/>
          <table:table-cell table:style-name="ce68"/>
          <table:table-cell table:number-columns-repeated="1006"/>
        </table:table-row>
        <table:table-row table:style-name="ro4">
          <table:table-cell table:style-name="ce11"/>
          <table:table-cell table:number-columns-repeated="7"/>
          <table:table-cell table:style-name="ce70" table:number-columns-repeated="4"/>
          <table:table-cell table:style-name="ce69" office:value-type="float" office:value="1866.719" calcext:value-type="float">
            <text:p>1866,72</text:p>
          </table:table-cell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 table:number-rows-repeated="3">
          <table:table-cell table:style-name="ce11"/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70" table:number-columns-repeated="2"/>
          <table:table-cell table:style-name="ce69" office:value-type="string" calcext:value-type="string">
            <text:p>φ_delta</text:p>
          </table:table-cell>
          <table:table-cell table:style-name="ce69" office:value-type="string" calcext:value-type="string">
            <text:p>S</text:p>
          </table:table-cell>
          <table:table-cell table:style-name="ce69" office:value-type="string" calcext:value-type="string">
            <text:p>P</text:p>
          </table:table-cell>
          <table:table-cell table:style-name="ce69" office:value-type="string" calcext:value-type="string">
            <text:p>Q</text:p>
          </table:table-cell>
          <table:table-cell table:style-name="ce69" office:value-type="string" calcext:value-type="string">
            <text:p>λ</text:p>
          </table:table-cell>
          <table:table-cell table:style-name="ce70" table:number-columns-repeated="2"/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57" calcext:value-type="float">
            <text:p>357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46" calcext:value-type="float">
            <text:p>-46</text:p>
          </table:table-cell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50]*PI())/180" office:value-type="float" office:value="0.802851455917392" calcext:value-type="float">
            <text:p>0,80</text:p>
          </table:table-cell>
          <table:table-cell table:style-name="ce69" table:formula="of:=SQRT(3)*[.B50]*[.F50]" office:value-type="float" office:value="4328.39496811462" calcext:value-type="float">
            <text:p>4328,39</text:p>
          </table:table-cell>
          <table:table-cell table:style-name="ce69" office:value-type="float" office:value="3006.756" calcext:value-type="float">
            <text:p>3006,76</text:p>
          </table:table-cell>
          <table:table-cell table:style-name="ce69" office:value-type="float" office:value="-3113.587" calcext:value-type="float">
            <text:p>-3113,59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328.395" calcext:value-type="float">
            <text:p>4328,40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47" calcext:value-type="float">
            <text:p>34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20" calcext:value-type="float">
            <text:p>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51]*PI())/180" office:value-type="float" office:value="0.802851455917392" calcext:value-type="float">
            <text:p>0,80</text:p>
          </table:table-cell>
          <table:table-cell table:style-name="ce69" table:formula="of:=SQRT(3)*[.B51]*[.F51]" office:value-type="float" office:value="4207.1514115848" calcext:value-type="float">
            <text:p>4207,15</text:p>
          </table:table-cell>
          <table:table-cell table:style-name="ce69" office:value-type="float" office:value="2922.533" calcext:value-type="float">
            <text:p>2922,53</text:p>
          </table:table-cell>
          <table:table-cell table:style-name="ce69" office:value-type="float" office:value="-3026.371" calcext:value-type="float">
            <text:p>-3026,37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207.151" calcext:value-type="float">
            <text:p>4207,15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58" calcext:value-type="float">
            <text:p>358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120" calcext:value-type="float">
            <text:p>-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7" calcext:value-type="float">
            <text:p>6,7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52]*PI())/180" office:value-type="float" office:value="0.802851455917392" calcext:value-type="float">
            <text:p>0,80</text:p>
          </table:table-cell>
          <table:table-cell table:style-name="ce69" table:formula="of:=SQRT(3)*[.B52]*[.F52]" office:value-type="float" office:value="4154.49706703471" calcext:value-type="float">
            <text:p>4154,50</text:p>
          </table:table-cell>
          <table:table-cell table:style-name="ce69" office:value-type="float" office:value="2885.956" calcext:value-type="float">
            <text:p>2885,96</text:p>
          </table:table-cell>
          <table:table-cell table:style-name="ce69" office:value-type="float" office:value="-2988.495" calcext:value-type="float">
            <text:p>-2988,50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154.497" calcext:value-type="float">
            <text:p>4154,50</text:p>
          </table:table-cell>
          <table:table-cell table:style-name="ce68"/>
          <table:table-cell table:number-columns-repeated="1006"/>
        </table:table-row>
        <table:table-row table:style-name="ro2">
          <table:table-cell table:number-columns-repeated="17"/>
          <table:table-cell table:style-name="ce68"/>
          <table:table-cell table:number-columns-repeated="1006"/>
        </table:table-row>
        <table:table-row table:style-name="ro3">
          <table:table-cell table:style-name="ce10" office:value-type="string" calcext:value-type="string">
            <text:p>3.2.c</text:p>
          </table:table-cell>
          <table:table-cell table:style-name="ce18" office:value-type="string" calcext:value-type="string">
            <text:p>Schaltgruppe Dy5 </text:p>
          </table:table-cell>
          <table:table-cell table:number-columns-repeated="15"/>
          <table:table-cell table:style-name="ce68"/>
          <table:table-cell table:number-columns-repeated="1006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204" calcext:value-type="float">
            <text:p>204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11.3" calcext:value-type="float">
            <text:p>11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87" calcext:value-type="float">
            <text:p>18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202" calcext:value-type="float">
            <text:p>20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11" calcext:value-type="float">
            <text:p>1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1023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16" calcext:value-type="float">
            <text:p>316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52" calcext:value-type="float">
            <text:p>-152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6.5" calcext:value-type="float">
            <text:p>6,5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11" calcext:value-type="float">
            <text:p>3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94" calcext:value-type="float">
            <text:p>94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42" calcext:value-type="float">
            <text:p>34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30" calcext:value-type="float">
            <text:p>-3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4" calcext:value-type="float">
            <text:p>6,4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49" office:value-type="string" calcext:value-type="string">
            <text:p>Primärseite</text:p>
          </table:table-cell>
          <table:table-cell table:style-name="ce50" table:number-columns-repeated="14"/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φ_deg</text:p>
          </table:table-cell>
          <table:table-cell table:style-name="ce49" office:value-type="string" calcext:value-type="string">
            <text:p>φ_delt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P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λ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12K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string" calcext:value-type="string">
            <text:p>φ_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_1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1</text:p>
          </table:table-cell>
          <table:table-cell table:style-name="ce49" office:value-type="float" office:value="-65" calcext:value-type="float">
            <text:p>-65</text:p>
          </table:table-cell>
          <table:table-cell table:style-name="ce49" office:value-type="string" calcext:value-type="string">
            <text:p>Z1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1.134" calcext:value-type="float">
            <text:p>1,134</text:p>
          </table:table-cell>
          <table:table-cell table:style-name="ce49" office:value-type="float" office:value="4.583" calcext:value-type="float">
            <text:p>4,583</text:p>
          </table:table-cell>
          <table:table-cell table:style-name="ce49" office:value-type="float" office:value="1.937" calcext:value-type="float">
            <text:p>1,937</text:p>
          </table:table-cell>
          <table:table-cell table:style-name="ce49" office:value-type="float" office:value="4.154" calcext:value-type="float">
            <text:p>4,154</text:p>
          </table:table-cell>
          <table:table-cell table:style-name="ce49" office:value-type="float" office:value="0.423" calcext:value-type="float">
            <text:p>0,423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23K</text:p>
          </table:table-cell>
          <table:table-cell table:style-name="ce49" office:value-type="float" office:value="371" calcext:value-type="float">
            <text:p>371</text:p>
          </table:table-cell>
          <table:table-cell table:style-name="ce49" office:value-type="string" calcext:value-type="string">
            <text:p>φ_23</text:p>
          </table:table-cell>
          <table:table-cell table:style-name="ce49" office:value-type="float" office:value="-120" calcext:value-type="float">
            <text:p>-120</text:p>
          </table:table-cell>
          <table:table-cell table:style-name="ce49" office:value-type="string" calcext:value-type="string">
            <text:p>I_2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2</text:p>
          </table:table-cell>
          <table:table-cell table:style-name="ce49" office:value-type="float" office:value="172" calcext:value-type="float">
            <text:p>172</text:p>
          </table:table-cell>
          <table:table-cell table:style-name="ce49" office:value-type="string" calcext:value-type="string">
            <text:p>Z2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1.187" calcext:value-type="float">
            <text:p>1,187</text:p>
          </table:table-cell>
          <table:table-cell table:style-name="ce49" office:value-type="float" office:value="4.498" calcext:value-type="float">
            <text:p>4,498</text:p>
          </table:table-cell>
          <table:table-cell table:style-name="ce49" office:value-type="float" office:value="1.901" calcext:value-type="float">
            <text:p>1,901</text:p>
          </table:table-cell>
          <table:table-cell table:style-name="ce49" office:value-type="float" office:value="4.077" calcext:value-type="float">
            <text:p>4,077</text:p>
          </table:table-cell>
          <table:table-cell table:style-name="ce49" office:value-type="float" office:value="0.375" calcext:value-type="float">
            <text:p>0,37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31K</text:p>
          </table:table-cell>
          <table:table-cell table:style-name="ce49" office:value-type="float" office:value="372" calcext:value-type="float">
            <text:p>372</text:p>
          </table:table-cell>
          <table:table-cell table:style-name="ce49" office:value-type="string" calcext:value-type="string">
            <text:p>φ_31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string" calcext:value-type="string">
            <text:p>I_3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3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Z3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1.169" calcext:value-type="float">
            <text:p>1,169</text:p>
          </table:table-cell>
          <table:table-cell table:style-name="ce49" office:value-type="float" office:value="4.51" calcext:value-type="float">
            <text:p>4,51</text:p>
          </table:table-cell>
          <table:table-cell table:style-name="ce49" office:value-type="float" office:value="1.762" calcext:value-type="float">
            <text:p>1,762</text:p>
          </table:table-cell>
          <table:table-cell table:style-name="ce49" office:value-type="float" office:value="4.152" calcext:value-type="float">
            <text:p>4,152</text:p>
          </table:table-cell>
          <table:table-cell table:style-name="ce49" office:value-type="float" office:value="0.391" calcext:value-type="float">
            <text:p>0,391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Mittelwerte</text:p>
          </table:table-cell>
          <table:table-cell table:style-name="ce49" office:value-type="float" office:value="373.667" calcext:value-type="float">
            <text:p>373,667</text:p>
          </table:table-cell>
          <table:table-cell table:style-name="ce50"/>
          <table:table-cell table:style-name="ce49" office:value-type="float" office:value="0" calcext:value-type="float">
            <text:p>0</text:p>
          </table:table-cell>
          <table:table-cell table:style-name="ce50"/>
          <table:table-cell table:style-name="ce49" office:value-type="float" office:value="7" calcext:value-type="float">
            <text:p>7</text:p>
          </table:table-cell>
          <table:table-cell table:style-name="ce50"/>
          <table:table-cell table:style-name="ce49" office:value-type="float" office:value="53.333" calcext:value-type="float">
            <text:p>53,333</text:p>
          </table:table-cell>
          <table:table-cell table:style-name="ce49" office:value-type="string" calcext:value-type="string">
            <text:p>Mittelwerte</text:p>
          </table:table-cell>
          <table:table-cell table:style-name="ce49" office:value-type="float" office:value="66.667" calcext:value-type="float">
            <text:p>66,667</text:p>
          </table:table-cell>
          <table:table-cell table:style-name="ce49" office:value-type="float" office:value="1.164" calcext:value-type="float">
            <text:p>1,164</text:p>
          </table:table-cell>
          <table:table-cell table:style-name="ce49" office:value-type="float" office:value="4.531" calcext:value-type="float">
            <text:p>4,531</text:p>
          </table:table-cell>
          <table:table-cell table:style-name="ce49" office:value-type="float" office:value="1.867" calcext:value-type="float">
            <text:p>1,867</text:p>
          </table:table-cell>
          <table:table-cell table:style-name="ce49" office:value-type="float" office:value="4.128" calcext:value-type="float">
            <text:p>4,128</text:p>
          </table:table-cell>
          <table:table-cell table:style-name="ce49" office:value-type="float" office:value="0.396" calcext:value-type="float">
            <text:p>0,396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50" table:number-columns-repeated="15"/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Sekundäreseite</text:p>
          </table:table-cell>
          <table:table-cell table:style-name="ce50" table:number-columns-repeated="14"/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φ_deg</text:p>
          </table:table-cell>
          <table:table-cell table:style-name="ce49" office:value-type="string" calcext:value-type="string">
            <text:p>φ_delt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P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λ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12K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string" calcext:value-type="string">
            <text:p>φ_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_1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12</text:p>
          </table:table-cell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Z1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328" calcext:value-type="float">
            <text:p>4,328</text:p>
          </table:table-cell>
          <table:table-cell table:style-name="ce49" office:value-type="float" office:value="3.006" calcext:value-type="float">
            <text:p>3,006</text:p>
          </table:table-cell>
          <table:table-cell table:style-name="ce49" office:value-type="float" office:value="3.114" calcext:value-type="float">
            <text:p>3,114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23K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string" calcext:value-type="string">
            <text:p>φ_23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string" calcext:value-type="string">
            <text:p>I_2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23</text:p>
          </table:table-cell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Z2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207" calcext:value-type="float">
            <text:p>4,207</text:p>
          </table:table-cell>
          <table:table-cell table:style-name="ce49" office:value-type="float" office:value="2.923" calcext:value-type="float">
            <text:p>2,923</text:p>
          </table:table-cell>
          <table:table-cell table:style-name="ce49" office:value-type="float" office:value="3.026" calcext:value-type="float">
            <text:p>3,026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31K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string" calcext:value-type="string">
            <text:p>φ_31</text:p>
          </table:table-cell>
          <table:table-cell table:style-name="ce49" office:value-type="float" office:value="-120" calcext:value-type="float">
            <text:p>-120</text:p>
          </table:table-cell>
          <table:table-cell table:style-name="ce49" office:value-type="string" calcext:value-type="string">
            <text:p>I_3K</text:p>
          </table:table-cell>
          <table:table-cell table:style-name="ce49" office:value-type="float" office:value="6.7" calcext:value-type="float">
            <text:p>6,7</text:p>
          </table:table-cell>
          <table:table-cell table:style-name="ce49" office:value-type="string" calcext:value-type="string">
            <text:p>φ_31</text:p>
          </table:table-cell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Z3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154" calcext:value-type="float">
            <text:p>4,154</text:p>
          </table:table-cell>
          <table:table-cell table:style-name="ce49" office:value-type="float" office:value="2.886" calcext:value-type="float">
            <text:p>2,886</text:p>
          </table:table-cell>
          <table:table-cell table:style-name="ce49" office:value-type="float" office:value="2.988" calcext:value-type="float">
            <text:p>2,988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Mittelwerte</text:p>
          </table:table-cell>
          <table:table-cell table:style-name="ce49" office:value-type="float" office:value="354" calcext:value-type="float">
            <text:p>354</text:p>
          </table:table-cell>
          <table:table-cell table:style-name="ce50"/>
          <table:table-cell table:style-name="ce49" office:value-type="float" office:value="0" calcext:value-type="float">
            <text:p>0</text:p>
          </table:table-cell>
          <table:table-cell table:style-name="ce50"/>
          <table:table-cell table:style-name="ce49" office:value-type="float" office:value="6.9" calcext:value-type="float">
            <text:p>6,9</text:p>
          </table:table-cell>
          <table:table-cell table:style-name="ce50"/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Mittelwerte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23" calcext:value-type="float">
            <text:p>4,23</text:p>
          </table:table-cell>
          <table:table-cell table:style-name="ce49" office:value-type="float" office:value="2.938" calcext:value-type="float">
            <text:p>2,938</text:p>
          </table:table-cell>
          <table:table-cell table:style-name="ce49" office:value-type="float" office:value="3.043" calcext:value-type="float">
            <text:p>3,043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 table:number-rows-repeated="3">
          <table:table-cell table:style-name="ce51" table:number-columns-repeated="17"/>
          <table:table-cell table:number-columns-repeated="1007"/>
        </table:table-row>
        <table:table-row table:style-name="ro2">
          <table:table-cell table:style-name="ce51" office:value-type="string" calcext:value-type="string">
            <text:p>U_M</text:p>
          </table:table-cell>
          <table:table-cell table:style-name="ce51" table:formula="of:=AVERAGE([.B74:.B76])" office:value-type="float" office:value="373.666666666667" calcext:value-type="float">
            <text:p>373,66666666666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I_M</text:p>
          </table:table-cell>
          <table:table-cell table:style-name="ce51" table:formula="of:=AVERAGE([.F74:.F76])" office:value-type="float" office:value="7" calcext:value-type="float">
            <text:p>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49" office:value-type="string" calcext:value-type="string">
            <text:p>φ_M</text:p>
          </table:table-cell>
          <table:table-cell table:style-name="ce51" table:formula="of:=AVERAGE([.J74:.J76])-30" office:value-type="float" office:value="36.6666666666667" calcext:value-type="float">
            <text:p>36,666666666666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S</text:p>
          </table:table-cell>
          <table:table-cell table:style-name="ce51" table:formula="of:=[.B88]*[.B89]*SQRT(3)" office:value-type="float" office:value="4530.467562331" calcext:value-type="float">
            <text:p>4530,467562331</text:p>
          </table:table-cell>
          <table:table-cell table:style-name="ce51"/>
          <table:table-cell table:style-name="ce51" office:value-type="float" office:value="4.53" calcext:value-type="float">
            <text:p>4,53</text:p>
          </table:table-cell>
          <table:table-cell table:style-name="ce51" office:value-type="float" office:value="4.23" calcext:value-type="float">
            <text:p>4,23</text:p>
          </table:table-cell>
          <table:table-cell table:style-name="ce51" table:formula="of:=([.D91]-[.E91])*1000" office:value-type="float" office:value="300" calcext:value-type="float">
            <text:p>300</text:p>
          </table:table-cell>
          <table:table-cell table:style-name="ce51" table:formula="of:=[.E91]/[.D91]" office:value-type="float" office:value="0.933774834437086" calcext:value-type="float">
            <text:p>0,933774834437086</text:p>
          </table:table-cell>
          <table:table-cell table:style-name="ce51" table:number-columns-repeated="10"/>
          <table:table-cell table:number-columns-repeated="1007"/>
        </table:table-row>
        <table:table-row table:style-name="ro2">
          <table:table-cell table:style-name="ce51" office:value-type="string" calcext:value-type="string">
            <text:p>P</text:p>
          </table:table-cell>
          <table:table-cell table:style-name="ce51" table:formula="of:=[.B88]*[.B89]*COS(RADIANS([.B90]))*SQRT(3)" office:value-type="float" office:value="3633.9931057701" calcext:value-type="float">
            <text:p>3633,9931057701</text:p>
          </table:table-cell>
          <table:table-cell table:style-name="ce51"/>
          <table:table-cell table:style-name="ce51" office:value-type="float" office:value="3.63" calcext:value-type="float">
            <text:p>3,63</text:p>
          </table:table-cell>
          <table:table-cell table:style-name="ce51" office:value-type="float" office:value="3.51" calcext:value-type="float">
            <text:p>3,51</text:p>
          </table:table-cell>
          <table:table-cell table:style-name="ce51" table:formula="of:=([.D92]-[.E92])*1000" office:value-type="float" office:value="120" calcext:value-type="float">
            <text:p>120</text:p>
          </table:table-cell>
          <table:table-cell table:style-name="ce51" table:formula="of:=[.E92]/[.D92]" office:value-type="float" office:value="0.966942148760331" calcext:value-type="float">
            <text:p>0,966942148760331</text:p>
          </table:table-cell>
          <table:table-cell table:style-name="ce51" table:number-columns-repeated="10"/>
          <table:table-cell table:number-columns-repeated="1007"/>
        </table:table-row>
        <table:table-row table:style-name="ro2">
          <table:table-cell table:style-name="ce51" office:value-type="string" calcext:value-type="string">
            <text:p>Q</text:p>
          </table:table-cell>
          <table:table-cell table:style-name="ce51" table:formula="of:=[.B88]*[.B89]*SIN(RADIANS([.B90]))*SQRT(3)" office:value-type="float" office:value="2705.40762927674" calcext:value-type="float">
            <text:p>2705,40762927674</text:p>
          </table:table-cell>
          <table:table-cell/>
          <table:table-cell table:style-name="ce51" office:value-type="float" office:value="2.71" calcext:value-type="float">
            <text:p>2,71</text:p>
          </table:table-cell>
          <table:table-cell table:style-name="ce51" office:value-type="float" office:value="2.37" calcext:value-type="float">
            <text:p>2,37</text:p>
          </table:table-cell>
          <table:table-cell table:style-name="ce51" table:formula="of:=([.D93]-[.E93])*1000" office:value-type="float" office:value="340" calcext:value-type="float">
            <text:p>340</text:p>
          </table:table-cell>
          <table:table-cell table:style-name="ce51" table:formula="of:=[.E93]/[.D93]" office:value-type="float" office:value="0.874538745387454" calcext:value-type="float">
            <text:p>0,874538745387454</text:p>
          </table:table-cell>
          <table:table-cell table:number-columns-repeated="1017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2">
          <table:table-cell table:style-name="ce51" office:value-type="string" calcext:value-type="string">
            <text:p>U_M</text:p>
          </table:table-cell>
          <table:table-cell table:style-name="ce51" table:formula="of:=AVERAGE([.B81:.B83])" office:value-type="float" office:value="354" calcext:value-type="float">
            <text:p>354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I_M</text:p>
          </table:table-cell>
          <table:table-cell table:style-name="ce51" table:formula="of:=AVERAGE([.F81:.F83])" office:value-type="float" office:value="6.9" calcext:value-type="float">
            <text:p>6,9</text:p>
          </table:table-cell>
          <table:table-cell table:number-columns-repeated="1022"/>
        </table:table-row>
        <table:table-row table:style-name="ro2">
          <table:table-cell table:style-name="ce49" office:value-type="string" calcext:value-type="string">
            <text:p>φ_M</text:p>
          </table:table-cell>
          <table:table-cell table:style-name="ce51" table:formula="of:=34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S</text:p>
          </table:table-cell>
          <table:table-cell table:style-name="ce51" table:formula="of:=[.B95]*[.B96]*SQRT(3)" office:value-type="float" office:value="4230.70730256774" calcext:value-type="float">
            <text:p>4230,70730256774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P</text:p>
          </table:table-cell>
          <table:table-cell table:style-name="ce51" table:formula="of:=[.B95]*[.B96]*COS(RADIANS([.B97]))*SQRT(3)" office:value-type="float" office:value="3507.41531231165" calcext:value-type="float">
            <text:p>3507,41531231165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Q</text:p>
          </table:table-cell>
          <table:table-cell table:style-name="ce51" table:formula="of:=[.B95]*[.B96]*SIN(RADIANS([.B97]))*SQRT(3)" office:value-type="float" office:value="2365.78150025775" calcext:value-type="float">
            <text:p>2365,781500257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rkungsgrag</text:p>
          </table:table-cell>
          <table:table-cell table:formula="of:=[.B98]/[.B91]" office:value-type="float" office:value="0.933834586466164" calcext:value-type="float">
            <text:p>0,933834586466164</text:p>
          </table:table-cell>
          <table:table-cell table:number-columns-repeated="1022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.00.0000</text:date>, <text:time style:data-style-name="N2" text:time-value="22:49:25.356041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dc:date>2023-11-16T06:27:31.898496305</dc:date>
    <meta:editing-duration>PT8H7M11S</meta:editing-duration>
    <meta:editing-cycles>6</meta:editing-cycles>
    <meta:document-statistic meta:table-count="1" meta:cell-count="470" meta:object-count="0"/>
  </office:meta>
</office:document-meta>
</file>